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6408" officeooo:paragraph-rsid="00196408"/>
    </style:style>
    <style:style style:name="P2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3" style:family="paragraph" style:parent-style-name="Standard">
      <style:text-properties officeooo:rsid="000377fa" officeooo:paragraph-rsid="00196408"/>
    </style:style>
    <style:style style:name="P4" style:family="paragraph" style:parent-style-name="Standard">
      <style:text-properties officeooo:rsid="000377fa" officeooo:paragraph-rsid="00550050"/>
    </style:style>
    <style:style style:name="P5" style:family="paragraph" style:parent-style-name="Standard">
      <style:text-properties officeooo:paragraph-rsid="00196408"/>
    </style:style>
    <style:style style:name="P6" style:family="paragraph" style:parent-style-name="Standard">
      <style:text-properties officeooo:rsid="0020aa27" officeooo:paragraph-rsid="0020aa27"/>
    </style:style>
    <style:style style:name="P7" style:family="paragraph" style:parent-style-name="Standard">
      <style:text-properties officeooo:rsid="00224d77" officeooo:paragraph-rsid="00224d77"/>
    </style:style>
    <style:style style:name="P8" style:family="paragraph" style:parent-style-name="Standard">
      <style:text-properties officeooo:rsid="002384fd" officeooo:paragraph-rsid="002384fd"/>
    </style:style>
    <style:style style:name="P9" style:family="paragraph" style:parent-style-name="Standard">
      <style:text-properties officeooo:rsid="002593ca" officeooo:paragraph-rsid="002593ca"/>
    </style:style>
    <style:style style:name="P10" style:family="paragraph" style:parent-style-name="Standard">
      <style:text-properties officeooo:rsid="00268d2a" officeooo:paragraph-rsid="00268d2a"/>
    </style:style>
    <style:style style:name="P11" style:family="paragraph" style:parent-style-name="Standard">
      <style:text-properties officeooo:rsid="0028b8d7" officeooo:paragraph-rsid="0028b8d7"/>
    </style:style>
    <style:style style:name="P12" style:family="paragraph" style:parent-style-name="Standard">
      <style:text-properties officeooo:rsid="002c038c" officeooo:paragraph-rsid="002c038c"/>
    </style:style>
    <style:style style:name="P13" style:family="paragraph" style:parent-style-name="Standard">
      <style:text-properties officeooo:rsid="002c6dfe" officeooo:paragraph-rsid="002c6dfe"/>
    </style:style>
    <style:style style:name="P14" style:family="paragraph" style:parent-style-name="Standard">
      <style:text-properties officeooo:rsid="002c6dfe" officeooo:paragraph-rsid="00303e79"/>
    </style:style>
    <style:style style:name="P15" style:family="paragraph" style:parent-style-name="Standard">
      <style:text-properties officeooo:rsid="00307671" officeooo:paragraph-rsid="00307671"/>
    </style:style>
    <style:style style:name="P16" style:family="paragraph" style:parent-style-name="Standard">
      <style:text-properties officeooo:rsid="00311f67" officeooo:paragraph-rsid="00311f67"/>
    </style:style>
    <style:style style:name="P17" style:family="paragraph" style:parent-style-name="Standard">
      <style:text-properties officeooo:rsid="00323159" officeooo:paragraph-rsid="00323159"/>
    </style:style>
    <style:style style:name="P18" style:family="paragraph" style:parent-style-name="Standard">
      <style:text-properties officeooo:rsid="00323159" officeooo:paragraph-rsid="0033cc50"/>
    </style:style>
    <style:style style:name="P19" style:family="paragraph" style:parent-style-name="Standard">
      <style:text-properties officeooo:rsid="00360c20" officeooo:paragraph-rsid="00360c20"/>
    </style:style>
    <style:style style:name="P20" style:family="paragraph" style:parent-style-name="Standard">
      <style:text-properties officeooo:rsid="0037fe3d" officeooo:paragraph-rsid="0037fe3d"/>
    </style:style>
    <style:style style:name="P21" style:family="paragraph" style:parent-style-name="Standard">
      <style:text-properties officeooo:rsid="00394ca0" officeooo:paragraph-rsid="00394ca0"/>
    </style:style>
    <style:style style:name="P22" style:family="paragraph" style:parent-style-name="Standard">
      <style:text-properties officeooo:rsid="0039a034" officeooo:paragraph-rsid="0039a034"/>
    </style:style>
    <style:style style:name="P23" style:family="paragraph" style:parent-style-name="Standard">
      <style:text-properties officeooo:rsid="003a8c55" officeooo:paragraph-rsid="003a8c55"/>
    </style:style>
    <style:style style:name="P24" style:family="paragraph" style:parent-style-name="Standard">
      <style:text-properties officeooo:rsid="003b0018" officeooo:paragraph-rsid="003b0018"/>
    </style:style>
    <style:style style:name="P25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26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27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28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29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30" style:family="paragraph" style:parent-style-name="Standard">
      <style:text-properties officeooo:paragraph-rsid="003c79d1"/>
    </style:style>
    <style:style style:name="P31" style:family="paragraph" style:parent-style-name="Standard">
      <style:text-properties officeooo:rsid="003f80f5" officeooo:paragraph-rsid="00465ffe"/>
    </style:style>
    <style:style style:name="P32" style:family="paragraph" style:parent-style-name="Standard">
      <style:text-properties officeooo:rsid="003fe7c0" officeooo:paragraph-rsid="003fe7c0"/>
    </style:style>
    <style:style style:name="P33" style:family="paragraph" style:parent-style-name="Standard">
      <style:text-properties officeooo:rsid="003fe7c0" officeooo:paragraph-rsid="00465ffe"/>
    </style:style>
    <style:style style:name="P34" style:family="paragraph" style:parent-style-name="Standard">
      <style:text-properties officeooo:rsid="004109b3" officeooo:paragraph-rsid="004109b3"/>
    </style:style>
    <style:style style:name="P35" style:family="paragraph" style:parent-style-name="Standard">
      <style:text-properties officeooo:rsid="0042d829" officeooo:paragraph-rsid="0042d829"/>
    </style:style>
    <style:style style:name="P36" style:family="paragraph" style:parent-style-name="Standard">
      <style:text-properties officeooo:rsid="0046cacf" officeooo:paragraph-rsid="0046cacf"/>
    </style:style>
    <style:style style:name="P37" style:family="paragraph" style:parent-style-name="Standard">
      <style:text-properties officeooo:rsid="0048412e" officeooo:paragraph-rsid="0048412e"/>
    </style:style>
    <style:style style:name="P38" style:family="paragraph" style:parent-style-name="Standard">
      <style:text-properties officeooo:rsid="004936ed" officeooo:paragraph-rsid="004936ed"/>
    </style:style>
    <style:style style:name="P39" style:family="paragraph" style:parent-style-name="Standard">
      <style:text-properties officeooo:rsid="004c37d1" officeooo:paragraph-rsid="004c37d1"/>
    </style:style>
    <style:style style:name="P40" style:family="paragraph" style:parent-style-name="Standard">
      <style:text-properties officeooo:rsid="004c4420" officeooo:paragraph-rsid="004c4420"/>
    </style:style>
    <style:style style:name="P41" style:family="paragraph" style:parent-style-name="Standard">
      <style:text-properties officeooo:rsid="004dd2d3" officeooo:paragraph-rsid="004dd2d3"/>
    </style:style>
    <style:style style:name="P42" style:family="paragraph" style:parent-style-name="Standard">
      <style:text-properties officeooo:rsid="00522d7a" officeooo:paragraph-rsid="00522d7a"/>
    </style:style>
    <style:style style:name="P43" style:family="paragraph" style:parent-style-name="Standard">
      <style:text-properties officeooo:rsid="00550050" officeooo:paragraph-rsid="00550050"/>
    </style:style>
    <style:style style:name="P44" style:family="paragraph" style:parent-style-name="Standard">
      <style:text-properties officeooo:rsid="00585c53" officeooo:paragraph-rsid="00585c53"/>
    </style:style>
    <style:style style:name="P45" style:family="paragraph" style:parent-style-name="Standard">
      <style:text-properties officeooo:paragraph-rsid="0059a7db"/>
    </style:style>
    <style:style style:name="P46" style:family="paragraph" style:parent-style-name="Standard">
      <style:text-properties officeooo:rsid="005a4c57" officeooo:paragraph-rsid="005a4c57"/>
    </style:style>
    <style:style style:name="P47" style:family="paragraph" style:parent-style-name="Standard">
      <style:text-properties officeooo:rsid="005cdb7b" officeooo:paragraph-rsid="005cdb7b"/>
    </style:style>
    <style:style style:name="P48" style:family="paragraph" style:parent-style-name="Standard">
      <style:text-properties officeooo:rsid="005dacb5" officeooo:paragraph-rsid="005dacb5"/>
    </style:style>
    <style:style style:name="P49" style:family="paragraph" style:parent-style-name="Standard">
      <style:text-properties officeooo:rsid="00610932" officeooo:paragraph-rsid="00610932"/>
    </style:style>
    <style:style style:name="P50" style:family="paragraph" style:parent-style-name="Standard">
      <style:text-properties officeooo:rsid="00616d3d" officeooo:paragraph-rsid="00616d3d"/>
    </style:style>
    <style:style style:name="P51" style:family="paragraph" style:parent-style-name="Standard">
      <style:text-properties officeooo:paragraph-rsid="0068569b"/>
    </style:style>
    <style:style style:name="P52" style:family="paragraph" style:parent-style-name="Standard">
      <style:text-properties officeooo:rsid="00105a36"/>
    </style:style>
    <style:style style:name="P53" style:family="paragraph" style:parent-style-name="Standard">
      <style:text-properties officeooo:rsid="00105a36" officeooo:paragraph-rsid="00196408"/>
    </style:style>
    <style:style style:name="P54" style:family="paragraph" style:parent-style-name="Standard">
      <style:text-properties style:font-name="LiberationSerif" fo:font-size="12pt" officeooo:rsid="004936ed" officeooo:paragraph-rsid="004936ed"/>
    </style:style>
    <style:style style:name="P55" style:family="paragraph" style:parent-style-name="Standard">
      <style:text-properties style:font-name="LiberationSerif" fo:font-size="12pt" officeooo:rsid="004ab38a" officeooo:paragraph-rsid="0059a7db"/>
    </style:style>
    <style:style style:name="P56" style:family="paragraph" style:parent-style-name="Standard">
      <style:text-properties officeooo:rsid="0011b6e2"/>
    </style:style>
    <style:style style:name="P57" style:family="paragraph" style:parent-style-name="Standard">
      <style:text-properties officeooo:rsid="0011b6e2" officeooo:paragraph-rsid="00196408"/>
    </style:style>
    <style:style style:name="P58" style:family="paragraph" style:parent-style-name="Standard">
      <style:text-properties officeooo:rsid="0011b6e2" officeooo:paragraph-rsid="00550050"/>
    </style:style>
    <style:style style:name="P59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60" style:family="paragraph" style:parent-style-name="Standard">
      <style:text-properties officeooo:rsid="002a6477" officeooo:paragraph-rsid="002a6477"/>
    </style:style>
    <style:style style:name="P61" style:family="paragraph" style:parent-style-name="Standard">
      <style:text-properties officeooo:rsid="0070fd3b" officeooo:paragraph-rsid="0070fd3b"/>
    </style:style>
    <style:style style:name="P62" style:family="paragraph" style:parent-style-name="Standard">
      <style:text-properties officeooo:rsid="00726c46" officeooo:paragraph-rsid="00726c46"/>
    </style:style>
    <style:style style:name="P63" style:family="paragraph" style:parent-style-name="Standard">
      <style:text-properties officeooo:paragraph-rsid="00196408"/>
    </style:style>
    <style:style style:name="P64" style:family="paragraph" style:parent-style-name="Standard">
      <style:text-properties style:font-name="LiberationSerif" fo:font-size="12pt" officeooo:rsid="004ab38a" officeooo:paragraph-rsid="00585c53"/>
    </style:style>
    <style:style style:name="P65" style:family="paragraph" style:parent-style-name="Standard">
      <style:text-properties officeooo:paragraph-rsid="0073537d"/>
    </style:style>
    <style:style style:name="P66" style:family="paragraph" style:parent-style-name="Standard">
      <style:text-properties fo:font-style="italic" officeooo:rsid="0066c4fa" officeooo:paragraph-rsid="0068569b" style:font-style-asian="italic" style:font-style-complex="italic"/>
    </style:style>
    <style:style style:name="P67" style:family="paragraph" style:parent-style-name="Standard">
      <style:text-properties fo:font-style="italic" officeooo:rsid="007867fc" officeooo:paragraph-rsid="007867fc" style:font-style-asian="italic" style:font-style-complex="italic"/>
    </style:style>
    <style:style style:name="P68" style:family="paragraph" style:parent-style-name="Standard">
      <style:text-properties officeooo:rsid="005a4c57" officeooo:paragraph-rsid="005a4c57"/>
    </style:style>
    <style:style style:name="P69" style:family="paragraph" style:parent-style-name="Standard">
      <style:text-properties officeooo:rsid="0042d829" officeooo:paragraph-rsid="0042d829"/>
    </style:style>
    <style:style style:name="P70" style:family="paragraph" style:parent-style-name="Standard">
      <style:text-properties fo:font-style="normal" officeooo:rsid="0042d829" officeooo:paragraph-rsid="0042d829" style:font-style-asian="normal" style:font-style-complex="normal"/>
    </style:style>
    <style:style style:name="P71" style:family="paragraph" style:parent-style-name="Standard">
      <style:text-properties officeooo:rsid="0011b6e2" officeooo:paragraph-rsid="0084e015"/>
    </style:style>
    <style:style style:name="P72" style:family="paragraph" style:parent-style-name="Standard">
      <style:text-properties officeooo:rsid="007867fc" officeooo:paragraph-rsid="007867fc"/>
    </style:style>
    <style:style style:name="P73" style:family="paragraph" style:parent-style-name="Standard">
      <style:text-properties officeooo:rsid="003f80f5" officeooo:paragraph-rsid="003f80f5"/>
    </style:style>
    <style:style style:name="P74" style:family="paragraph" style:parent-style-name="Standard">
      <style:text-properties officeooo:rsid="0078f4ef" officeooo:paragraph-rsid="0078f4ef"/>
    </style:style>
    <style:style style:name="P75" style:family="paragraph" style:parent-style-name="Standard">
      <style:text-properties officeooo:rsid="00105a36" officeooo:paragraph-rsid="00196408"/>
    </style:style>
    <style:style style:name="P76" style:family="paragraph" style:parent-style-name="Standard">
      <style:text-properties officeooo:rsid="007a3ba2" officeooo:paragraph-rsid="007a3ba2"/>
    </style:style>
    <style:style style:name="P77" style:family="paragraph" style:parent-style-name="Standard">
      <style:text-properties officeooo:rsid="007b0dd3" officeooo:paragraph-rsid="007b0dd3"/>
    </style:style>
    <style:style style:name="P78" style:family="paragraph" style:parent-style-name="Standard">
      <style:text-properties officeooo:rsid="007c0e78" officeooo:paragraph-rsid="007c0e78"/>
    </style:style>
    <style:style style:name="P79" style:family="paragraph" style:parent-style-name="Standard">
      <style:text-properties officeooo:rsid="00224d77" officeooo:paragraph-rsid="00224d77"/>
    </style:style>
    <style:style style:name="P80" style:family="paragraph" style:parent-style-name="Standard">
      <style:text-properties officeooo:paragraph-rsid="007c0e78"/>
    </style:style>
    <style:style style:name="P81" style:family="paragraph" style:parent-style-name="Standard">
      <style:text-properties officeooo:rsid="007d516d" officeooo:paragraph-rsid="007d516d"/>
    </style:style>
    <style:style style:name="P82" style:family="paragraph" style:parent-style-name="Standard">
      <style:text-properties officeooo:rsid="007d516d" officeooo:paragraph-rsid="0088880e"/>
    </style:style>
    <style:style style:name="P83" style:family="paragraph" style:parent-style-name="Standard">
      <style:text-properties officeooo:rsid="007ed86f" officeooo:paragraph-rsid="0084e015"/>
    </style:style>
    <style:style style:name="P84" style:family="paragraph" style:parent-style-name="Standard">
      <style:text-properties officeooo:rsid="00810b64" officeooo:paragraph-rsid="00810b64"/>
    </style:style>
    <style:style style:name="P85" style:family="paragraph" style:parent-style-name="Standard">
      <style:text-properties officeooo:rsid="00810b64" officeooo:paragraph-rsid="0081ed52"/>
    </style:style>
    <style:style style:name="P86" style:family="paragraph" style:parent-style-name="Standard">
      <style:text-properties officeooo:rsid="0084e015" officeooo:paragraph-rsid="0084e015"/>
    </style:style>
    <style:style style:name="P87" style:family="paragraph" style:parent-style-name="Standard">
      <style:text-properties officeooo:rsid="00866d6e" officeooo:paragraph-rsid="00866d6e"/>
    </style:style>
    <style:style style:name="P88" style:family="paragraph" style:parent-style-name="Standard">
      <style:text-properties officeooo:rsid="00879be7" officeooo:paragraph-rsid="00879be7"/>
    </style:style>
    <style:style style:name="P89" style:family="paragraph" style:parent-style-name="Standard">
      <style:text-properties officeooo:rsid="002384fd" officeooo:paragraph-rsid="00879be7"/>
    </style:style>
    <style:style style:name="P90" style:family="paragraph" style:parent-style-name="Standard">
      <style:text-properties officeooo:paragraph-rsid="008aca77"/>
    </style:style>
    <style:style style:name="P91" style:family="paragraph" style:parent-style-name="Standard">
      <style:text-properties officeooo:rsid="008c4fac" officeooo:paragraph-rsid="008c4fac"/>
    </style:style>
    <style:style style:name="P92" style:family="paragraph" style:parent-style-name="Standard">
      <style:text-properties officeooo:rsid="008e608a" officeooo:paragraph-rsid="008e608a"/>
    </style:style>
    <style:style style:name="P93" style:family="paragraph" style:parent-style-name="Heading_20_1">
      <style:paragraph-properties fo:break-before="page"/>
    </style:style>
    <style:style style:name="T1" style:family="text">
      <style:text-properties officeooo:rsid="00196408"/>
    </style:style>
    <style:style style:name="T2" style:family="text">
      <style:text-properties officeooo:rsid="0011b6e2"/>
    </style:style>
    <style:style style:name="T3" style:family="text">
      <style:text-properties style:font-name="LiberationSerif" fo:font-size="12pt"/>
    </style:style>
    <style:style style:name="T4" style:family="text">
      <style:text-properties style:font-name="LiberationSerif" fo:font-size="12pt" officeooo:rsid="00196408"/>
    </style:style>
    <style:style style:name="T5" style:family="text">
      <style:text-properties style:font-name="LiberationSerif" fo:font-size="12pt" fo:font-style="italic" officeooo:rsid="00196408" style:font-style-asian="italic" style:font-style-complex="italic"/>
    </style:style>
    <style:style style:name="T6" style:family="text">
      <style:text-properties style:font-name="LiberationSerif" fo:font-size="12pt" fo:font-style="italic" officeooo:rsid="001b7fb8" style:font-style-asian="italic" style:font-style-complex="italic"/>
    </style:style>
    <style:style style:name="T7" style:family="text">
      <style:text-properties style:font-name="LiberationSerif" fo:font-size="12pt" fo:font-style="italic" officeooo:rsid="005257b8" style:font-style-asian="italic" style:font-style-complex="italic"/>
    </style:style>
    <style:style style:name="T8" style:family="text">
      <style:text-properties style:font-name="LiberationSerif" fo:font-size="12pt" fo:font-style="italic" officeooo:rsid="0053b590" style:font-style-asian="italic" style:font-style-complex="italic"/>
    </style:style>
    <style:style style:name="T9" style:family="text">
      <style:text-properties style:font-name="LiberationSerif" fo:font-size="12pt" fo:font-style="italic" officeooo:rsid="0059a7db" style:font-style-asian="italic" style:font-style-complex="italic"/>
    </style:style>
    <style:style style:name="T10" style:family="text">
      <style:text-properties style:font-name="LiberationSerif" fo:font-size="12pt" fo:font-style="italic" officeooo:rsid="006886b4" style:font-style-asian="italic" style:font-style-complex="italic"/>
    </style:style>
    <style:style style:name="T11" style:family="text">
      <style:text-properties style:font-name="LiberationSerif" fo:font-size="12pt" officeooo:rsid="0011b6e2"/>
    </style:style>
    <style:style style:name="T12" style:family="text">
      <style:text-properties style:font-name="LiberationSerif" fo:font-size="12pt" officeooo:rsid="001b7fb8"/>
    </style:style>
    <style:style style:name="T13" style:family="text">
      <style:text-properties style:font-name="LiberationSerif" fo:font-size="12pt" officeooo:rsid="004ab38a"/>
    </style:style>
    <style:style style:name="T14" style:family="text">
      <style:text-properties style:font-name="LiberationSerif" fo:font-size="12pt" officeooo:rsid="0059a7db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1b6e2" style:font-style-asian="italic" style:font-style-complex="italic"/>
    </style:style>
    <style:style style:name="T17" style:family="text">
      <style:text-properties fo:font-style="italic" officeooo:rsid="00196408" style:font-style-asian="italic" style:font-style-complex="italic"/>
    </style:style>
    <style:style style:name="T18" style:family="text">
      <style:text-properties fo:font-style="italic" officeooo:rsid="001b7fb8" style:font-style-asian="italic" style:font-style-complex="italic"/>
    </style:style>
    <style:style style:name="T19" style:family="text">
      <style:text-properties fo:font-style="italic" officeooo:rsid="001f18c7" style:font-style-asian="italic" style:font-style-complex="italic"/>
    </style:style>
    <style:style style:name="T20" style:family="text">
      <style:text-properties fo:font-style="italic" officeooo:rsid="00251816" style:font-style-asian="italic" style:font-style-complex="italic"/>
    </style:style>
    <style:style style:name="T21" style:family="text">
      <style:text-properties fo:font-style="italic" officeooo:rsid="00303e79" style:font-style-asian="italic" style:font-style-complex="italic"/>
    </style:style>
    <style:style style:name="T22" style:family="text">
      <style:text-properties fo:font-style="italic" officeooo:rsid="00634a4a" style:font-style-asian="italic" style:font-style-complex="italic"/>
    </style:style>
    <style:style style:name="T23" style:family="text">
      <style:text-properties fo:font-style="italic" officeooo:rsid="006463fe" style:font-style-asian="italic" style:font-style-complex="italic"/>
    </style:style>
    <style:style style:name="T24" style:family="text">
      <style:text-properties fo:font-style="italic" officeooo:rsid="0064c8e0" style:font-style-asian="italic" style:font-style-complex="italic"/>
    </style:style>
    <style:style style:name="T25" style:family="text">
      <style:text-properties fo:font-style="italic" officeooo:rsid="0066c4fa" style:font-style-asian="italic" style:font-style-complex="italic"/>
    </style:style>
    <style:style style:name="T26" style:family="text">
      <style:text-properties fo:font-style="italic" officeooo:rsid="000377fa" style:font-style-asian="italic" style:font-style-complex="italic"/>
    </style:style>
    <style:style style:name="T27" style:family="text">
      <style:text-properties fo:font-style="italic" officeooo:rsid="0068569b" style:font-style-asian="italic" style:font-style-complex="italic"/>
    </style:style>
    <style:style style:name="T28" style:family="text">
      <style:text-properties fo:font-style="italic" officeooo:rsid="006930ac" style:font-style-asian="italic" style:font-style-complex="italic"/>
    </style:style>
    <style:style style:name="T29" style:family="text">
      <style:text-properties fo:font-style="italic" officeooo:rsid="00694ad8" style:font-style-asian="italic" style:font-style-complex="italic"/>
    </style:style>
    <style:style style:name="T30" style:family="text">
      <style:text-properties fo:font-style="italic" officeooo:rsid="006a7590" style:font-style-asian="italic" style:font-style-complex="italic"/>
    </style:style>
    <style:style style:name="T31" style:family="text">
      <style:text-properties fo:font-style="italic" officeooo:rsid="006a9045" style:font-style-asian="italic" style:font-style-complex="italic"/>
    </style:style>
    <style:style style:name="T32" style:family="text">
      <style:text-properties fo:font-style="italic" officeooo:rsid="006c0a1e" style:font-style-asian="italic" style:font-style-complex="italic"/>
    </style:style>
    <style:style style:name="T33" style:family="text">
      <style:text-properties fo:font-style="italic" officeooo:rsid="0080c3e9" style:font-style-asian="italic" style:font-style-complex="italic"/>
    </style:style>
    <style:style style:name="T34" style:family="text">
      <style:text-properties officeooo:rsid="001b7fb8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f18c7" style:font-style-asian="normal" style:font-style-complex="normal"/>
    </style:style>
    <style:style style:name="T37" style:family="text">
      <style:text-properties fo:font-style="normal" officeooo:rsid="0033cc50" style:font-style-asian="normal" style:font-style-complex="normal"/>
    </style:style>
    <style:style style:name="T38" style:family="text">
      <style:text-properties fo:font-style="normal" officeooo:rsid="00694ad8" style:font-style-asian="normal" style:font-style-complex="normal"/>
    </style:style>
    <style:style style:name="T39" style:family="text">
      <style:text-properties fo:font-style="normal" officeooo:rsid="0073537d" style:font-style-asian="normal" style:font-style-complex="normal"/>
    </style:style>
    <style:style style:name="T40" style:family="text">
      <style:text-properties officeooo:rsid="002384fd"/>
    </style:style>
    <style:style style:name="T41" style:family="text">
      <style:text-properties officeooo:rsid="00278d54"/>
    </style:style>
    <style:style style:name="T42" style:family="text">
      <style:text-properties officeooo:rsid="002eae60"/>
    </style:style>
    <style:style style:name="T43" style:family="text">
      <style:text-properties style:text-position="sub 58%"/>
    </style:style>
    <style:style style:name="T44" style:family="text">
      <style:text-properties style:text-position="sub 58%" officeooo:rsid="002eae60"/>
    </style:style>
    <style:style style:name="T45" style:family="text">
      <style:text-properties style:text-position="sub 58%" officeooo:rsid="00303e79"/>
    </style:style>
    <style:style style:name="T46" style:family="text">
      <style:text-properties style:text-position="sub 58%" officeooo:rsid="0073537d"/>
    </style:style>
    <style:style style:name="T47" style:family="text">
      <style:text-properties style:text-position="sub 58%" fo:font-style="normal" officeooo:rsid="0073537d" style:font-style-asian="normal" style:font-style-complex="normal"/>
    </style:style>
    <style:style style:name="T48" style:family="text">
      <style:text-properties style:text-position="sub 58%" officeooo:rsid="00762180"/>
    </style:style>
    <style:style style:name="T49" style:family="text">
      <style:text-properties style:text-position="sub 58%" officeooo:rsid="008c70c2"/>
    </style:style>
    <style:style style:name="T50" style:family="text">
      <style:text-properties officeooo:rsid="00303e79"/>
    </style:style>
    <style:style style:name="T51" style:family="text">
      <style:text-properties style:text-position="super 58%"/>
    </style:style>
    <style:style style:name="T52" style:family="text">
      <style:text-properties style:text-position="super 58%" fo:font-style="normal" officeooo:rsid="0033cc50" style:font-style-asian="normal" style:font-style-complex="normal"/>
    </style:style>
    <style:style style:name="T53" style:family="text">
      <style:text-properties officeooo:rsid="0043b8dc"/>
    </style:style>
    <style:style style:name="T54" style:family="text">
      <style:text-properties officeooo:rsid="0044982a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73537d"/>
    </style:style>
    <style:style style:name="T57" style:family="text">
      <style:text-properties officeooo:rsid="0075631c"/>
    </style:style>
    <style:style style:name="T58" style:family="text">
      <style:text-properties officeooo:rsid="00762180"/>
    </style:style>
    <style:style style:name="T59" style:family="text">
      <style:text-properties officeooo:rsid="004c37d1"/>
    </style:style>
    <style:style style:name="T60" style:family="text">
      <style:text-properties officeooo:rsid="0081ed52"/>
    </style:style>
    <style:style style:name="T61" style:family="text">
      <style:text-properties officeooo:rsid="00837dee"/>
    </style:style>
    <style:style style:name="T62" style:family="text">
      <style:text-properties officeooo:rsid="0084e015"/>
    </style:style>
    <style:style style:name="T63" style:family="text">
      <style:text-properties officeooo:rsid="008c70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2">by Sven Nilsen, 2017</text:p>
      <text:p text:style-name="P3"/>
      <text:h text:style-name="Heading_20_1" text:outline-level="1">A</text:h>
      <text:p text:style-name="P76">abs := \(a) = if a &lt; 0 { -a } else { a }</text:p>
      <text:p text:style-name="P53">add := \(a, b) = a + b</text:p>
      <text:p text:style-name="P3"><text:tab/><text:span text:style-name="T28">When written `a : [+ b] c` it means `a` plus `b` is equal to `c`.</text:span></text:p>
      <text:p text:style-name="P1">and := \(a : <text:span text:style-name="T41">bool</text:span>, b : <text:span text:style-name="T41">bool</text:span>) = a ∧ b</text:p>
      <text:p text:style-name="P1"><text:tab/><text:span text:style-name="T24">In C-like programming languages this is equivalent to `a &amp;&amp; b`.</text:span></text:p>
      <text:p text:style-name="P28"><text:tab/>When written `a : (∧ b)` it means both `a` and `b` are `true`, or neither are.</text:p>
      <text:p text:style-name="P23">acos : real → real</text:p>
      <text:p text:style-name="P23"><text:tab/><text:span text:style-name="T15">The trigonometric inverse cosine function.</text:span></text:p>
      <text:p text:style-name="P23">asin : real → real</text:p>
      <text:p text:style-name="P23"><text:tab/><text:span text:style-name="T15">The trigonometric inverse sinus function.</text:span></text:p>
      <text:p text:style-name="P22">atan : real → real</text:p>
      <text:p text:style-name="P22"><text:tab/><text:span text:style-name="T15">The trigonometric inverse tangent function.</text:span></text:p>
      <text:p text:style-name="P24">atan<text:span text:style-name="T43">2</text:span> : real <text:span text:style-name="T1">⨯ </text:span>real → real</text:p>
      <text:p text:style-name="P24"><text:tab/><text:span text:style-name="T15">The trigonometric inverse tangent function with 2 arguments.</text:span></text:p>
      <text:p text:style-name="P25"><text:tab/>Returns the angle of a vector in radians `atan2(y, x)`.</text:p>
      <text:p text:style-name="P17"/>
      <text:h text:style-name="Heading_20_1" text:outline-level="1">C</text:h>
      <text:p text:style-name="P17">cardinality : set → nat | 𝔑<text:span text:style-name="T51">N</text:span></text:p>
      <text:p text:style-name="P17"><text:tab/><text:span text:style-name="T15">Returns the cardinality of a set.</text:span></text:p>
      <text:p text:style-name="P17"><text:span text:style-name="T15"><text:tab/></text:span><text:span text:style-name="T37">cardinality(nat) = 𝔑</text:span><text:span text:style-name="T52">0</text:span></text:p>
      <text:p text:style-name="P18"><text:span text:style-name="T37"><text:tab/>cardinality(real) = 𝔑</text:span><text:span text:style-name="T52">1</text:span></text:p>
      <text:p text:style-name="P1">concat : list ⨯ list → list</text:p>
      <text:p text:style-name="P1"><text:tab/><text:span text:style-name="T15">Appends the second list to the first list, returning a new list.</text:span></text:p>
      <text:p text:style-name="P19">construct<text:span text:style-name="T43">a</text:span> :<text:span text:style-name="T57">=</text:span> <text:span text:style-name="T57">\</text:span>() = a</text:p>
      <text:p text:style-name="P19"><text:tab/><text:span text:style-name="T15">Constructs an object.</text:span></text:p>
      <text:p text:style-name="P15">cos : real → real</text:p>
      <text:p text:style-name="P15"><text:tab/><text:span text:style-name="T15">The trigonometric cosine function.</text:span></text:p>
      <text:p text:style-name="P6">cross : vector ⨯ vector → vector</text:p>
      <text:p text:style-name="P6"><text:tab/><text:span text:style-name="T15">Returns the cross product between two vectors.</text:span></text:p>
      <text:p text:style-name="P1"/>
      <text:h text:style-name="P93" text:outline-level="1">D</text:h>
      <text:p text:style-name="P1">dec := \(a) = a – 1</text:p>
      <text:p text:style-name="P41">dedup : list → list</text:p>
      <text:p text:style-name="P41"><text:tab/><text:span text:style-name="T15">Removes duplicates from list, returning a new list.</text:span></text:p>
      <text:p text:style-name="P10">det : matrix → real</text:p>
      <text:p text:style-name="P10"><text:tab/><text:span text:style-name="T15">Returns the determinant of a matrix.</text:span></text:p>
      <text:p text:style-name="P88">dim : matrix → (nat, nat)</text:p>
      <text:p text:style-name="P89"><text:tab/><text:span text:style-name="T15">Returns the dimensions of the matrix </text:span><text:span text:style-name="T20">`(rows, columns)`</text:span><text:span text:style-name="T15">.</text:span></text:p>
      <text:p text:style-name="P1">div := \(a, b) = a / b</text:p>
      <text:p text:style-name="P1"><text:tab/><text:span text:style-name="T30">When written `a : [/ b] c` it means `a` divided by `b` is equal to `c`.</text:span></text:p>
      <text:p text:style-name="P6">dot : vector ⨯ vector → real</text:p>
      <text:p text:style-name="P6"><text:tab/><text:span text:style-name="T15">Returns the dot product between two vectors.</text:span></text:p>
      <text:p text:style-name="P92">dup : \(a) = (a, a)</text:p>
      <text:p text:style-name="P1"/>
      <text:h text:style-name="Heading_20_1" text:outline-level="1">E</text:h>
      <text:p text:style-name="P85">el : nat ⨯ nat ⨯ <text:span text:style-name="T60">matrix</text:span> → any</text:p>
      <text:p text:style-name="P84"><text:tab/><text:span text:style-name="T15">Returns element of matrix at row and column index.</text:span></text:p>
      <text:p text:style-name="P84"><text:span text:style-name="T15"><text:tab/>Notice that this is row major, such that `y` becomes before `x`.</text:span></text:p>
      <text:p text:style-name="P1">even := \(a : nat) = (a % 2) == 0</text:p>
      <text:p text:style-name="P1"><text:tab/>even &lt;=&gt; linear(0, 2)</text:p>
      <text:p text:style-name="P1"><text:tab/><text:span text:style-name="T15">Returns `true` if a number is even.</text:span></text:p>
      <text:p text:style-name="P1">eq := \(a, b) = a == b</text:p>
      <text:p text:style-name="P34">exc := \(a : <text:span text:style-name="T54">bool</text:span>, b : <text:span text:style-name="T54">bool</text:span>) = a ∧ ¬b</text:p>
      <text:p text:style-name="P34"><text:tab/><text:span text:style-name="T15">In C-like programming languages this is equivalent to `a &amp;&amp; !b`.</text:span></text:p>
      <text:p text:style-name="P17">exclude : set ⨯ set → set</text:p>
      <text:p text:style-name="P17"><text:tab/><text:span text:style-name="T15">Excludes elements from the second set from the first set.</text:span></text:p>
      <text:p text:style-name="P44">exp<text:span text:style-name="T43">A</text:span> := \(a) = e<text:span text:style-name="T51">a</text:span></text:p>
      <text:p text:style-name="P44"><text:tab/><text:span text:style-name="T15">Returns the natural exponent of a number.</text:span></text:p>
      <text:p text:style-name="P44"><text:tab/>Exp<text:span text:style-name="T43">ℝ</text:span> : real → real</text:p>
      <text:p text:style-name="P44"><text:tab/>exp<text:span text:style-name="T43">ℂ</text:span> := \(a : complex) = cos(re(a)) + <text:span text:style-name="T55">i</text:span> · sin(im(a))</text:p>
      <text:p text:style-name="P9"/>
      <text:h text:style-name="Heading_20_1" text:outline-level="1">F</text:h>
      <text:p text:style-name="P78">factorize : nat → list</text:p>
      <text:p text:style-name="P78"><text:tab/>Returns a sorted list of prime factors of natural number.</text:p>
      <text:p text:style-name="P78">factorial := \(x : nat) = ∏ i [0, x+1) { i }</text:p>
      <text:p text:style-name="P47">false<text:span text:style-name="T43">N</text:span> := \(_, _, …) = false</text:p>
      <text:p text:style-name="P47"><text:tab/><text:span text:style-name="T15">A function that always returns `false`.</text:span></text:p>
      <text:p text:style-name="P47"><text:tab/>false<text:span text:style-name="T43">0</text:span> := \() = false</text:p>
      <text:p text:style-name="P47"><text:tab/>false<text:span text:style-name="T43">1</text:span> := \(_) = false</text:p>
      <text:p text:style-name="P77">fract := \(a : real) = a % 1</text:p>
      <text:p text:style-name="P9">fst := \((a, b)) = a</text:p>
      <text:p text:style-name="P9"><text:tab/><text:span text:style-name="T15">Returns the first element in a tuple.</text:span></text:p>
      <text:p text:style-name="P7"/>
      <text:h text:style-name="P93" text:outline-level="1">G</text:h>
      <text:p text:style-name="P39">ge := \(a, b) = a &gt;= b</text:p>
      <text:p text:style-name="P39"><text:tab/><text:span text:style-name="T27">When written `a : (&gt;= b)` it means `a` is greater than or equal to `b`.</text:span></text:p>
      <text:p text:style-name="P39">gt := \(a, b) = a &gt; b</text:p>
      <text:p text:style-name="P80"><text:span text:style-name="T59"><text:tab/></text:span><text:span text:style-name="T27">When written `a : (&gt; b)` it means `a` is greater than `b`.</text:span></text:p>
      <text:p text:style-name="P80"><text:span text:style-name="T27"/></text:p>
      <text:h text:style-name="Heading_20_1" text:outline-level="1">I</text:h>
      <text:p text:style-name="P7">id<text:span text:style-name="T49">A</text:span> := \(x : <text:span text:style-name="T63">A</text:span>) = x</text:p>
      <text:p text:style-name="P37">if := A ⨯ A → (bool → A)</text:p>
      <text:p text:style-name="P37"><text:tab/><text:span text:style-name="T15">A higher order function used to construct boolean functions.</text:span></text:p>
      <text:p text:style-name="P1">inc := \(a) = a + 1</text:p>
      <text:p text:style-name="P17">intersect : set ⨯ set → set</text:p>
      <text:p text:style-name="P17"><text:tab/><text:span text:style-name="T15">Returns a new set containing elements belonging to both sets.</text:span></text:p>
      <text:p text:style-name="P91">inv : \(a) = 1 / a</text:p>
      <text:p text:style-name="P86">invert &lt;=&gt; mat_inv</text:p>
      <text:p text:style-name="P7">im : comp<text:span text:style-name="T40">lex</text:span> → real</text:p>
      <text:p text:style-name="P7"><text:tab/><text:span text:style-name="T15">Returns the imaginary part of a complex number.</text:span></text:p>
      <text:p text:style-name="P62"/>
      <text:h text:style-name="Heading_20_1" text:outline-level="1">J</text:h>
      <text:p text:style-name="P1">join &lt;=&gt; add</text:p>
      <text:p text:style-name="P1"><text:tab/><text:span text:style-name="T15">Used to reason about circuit diagrams.</text:span></text:p>
      <text:p text:style-name="P1">len : list → nat</text:p>
      <text:h text:style-name="Heading_20_1" text:outline-level="1">L</text:h>
      <text:p text:style-name="P54">le := \(a, b) = a &lt;= b</text:p>
      <text:p text:style-name="P38"><text:span text:style-name="T3"><text:tab/></text:span><text:span text:style-name="T10">When written `a : (&lt;= b)` it means `a` is less than or equal to `b`.</text:span></text:p>
      <text:p text:style-name="P5"><text:span text:style-name="T3">linear :</text:span><text:span text:style-name="T4">= \</text:span><text:span text:style-name="T3">(a : </text:span><text:span text:style-name="T4">nat</text:span><text:span text:style-name="T3">, b : </text:span><text:span text:style-name="T4">nat ∧ </text:span><text:span text:style-name="T3">(&gt; 0)) = \(x) = if x &lt; a { false } else { ((x – a) % b) == 0 }</text:span></text:p>
      <text:p text:style-name="P45"><text:span text:style-name="T3"><text:tab/></text:span><text:span text:style-name="T5">Returns `true` if a natural number is in a linear sequence </text:span><text:span text:style-name="T8">of natural numbers</text:span><text:span text:style-name="T5">.</text:span><text:span text:style-name="T3"><text:line-break/></text:span><text:span text:style-name="T14">ln : real → real</text:span></text:p>
      <text:p text:style-name="P45"><text:span text:style-name="T14"><text:tab/></text:span><text:span text:style-name="T9">Returns the natural logarithm of a number.</text:span></text:p>
      <text:p text:style-name="P55">lt := \(a, b) = a &lt; b</text:p>
      <text:p text:style-name="P45"><text:span text:style-name="T13"><text:tab/></text:span><text:span text:style-name="T10">When written `a : (&lt; b)` it means `a` is less than `b`.</text:span></text:p>
      <text:p text:style-name="P64"/>
      <text:h text:style-name="P93" text:outline-level="1">M</text:h>
      <text:p text:style-name="P30"><text:span text:style-name="T11">mat_add : </text:span><text:span text:style-name="T4">matrix ⨯ matrix → matrix</text:span></text:p>
      <text:p text:style-name="P5"><text:span text:style-name="T4"><text:tab/></text:span><text:span text:style-name="T5">Matrix addition.</text:span></text:p>
      <text:p text:style-name="P87">mat_id : nat → matrix</text:p>
      <text:p text:style-name="P87"><text:tab/><text:span text:style-name="T15">Constructs an identity matrix.</text:span></text:p>
      <text:p text:style-name="P83"><text:span text:style-name="T62">mat_</text:span>inv : matrix → matrix</text:p>
      <text:p text:style-name="P83"><text:tab/><text:span text:style-name="T15">Returns the inverse matrix.</text:span></text:p>
      <text:p text:style-name="P71">mat_mul : matrix ⨯ matrix → matrix</text:p>
      <text:p text:style-name="P5"><text:span text:style-name="T2"><text:tab/></text:span><text:span text:style-name="T16">Matrix multiplication, row major.</text:span><text:span text:style-name="T2"><text:line-break/>max := \(a : list) = max i { a[i] }</text:span></text:p>
      <text:p text:style-name="P61">max<text:span text:style-name="T43">2</text:span> := \(a, b) = if a &gt; b { a } else { b }</text:p>
      <text:p text:style-name="P60">min := \(a : list) = min i { a[i] }</text:p>
      <text:p text:style-name="P61">min<text:span text:style-name="T43">2</text:span> := \(a, b) = if a &lt; b { a } else { b }</text:p>
      <text:p text:style-name="P56">mul<text:span text:style-name="T46">A</text:span> := \(a : <text:span text:style-name="T56">A</text:span>, b : <text:span text:style-name="T56">A</text:span>) = a · b</text:p>
      <text:p text:style-name="P5"><text:tab/><text:span text:style-name="T29">When written `a : [· b] c` it means `a` multiplied with `b` is equal to `c`.</text:span></text:p>
      <text:p text:style-name="P5"><text:span text:style-name="T38"><text:tab/></text:span><text:span text:style-name="T39">mul</text:span><text:span text:style-name="T47">ℕ</text:span><text:span text:style-name="T39"> : nat ⨯ nat → nat</text:span></text:p>
      <text:p text:style-name="P5"><text:span text:style-name="T39"><text:tab/>mul</text:span><text:span text:style-name="T47">ℚ</text:span><text:span text:style-name="T39"> : rational ⨯ rational → rational</text:span></text:p>
      <text:p text:style-name="P65"><text:span text:style-name="T39"><text:tab/>mul</text:span><text:span text:style-name="T47">ℝ</text:span><text:span text:style-name="T39"> : real ⨯ real → real</text:span></text:p>
      <text:p text:style-name="P65"><text:span text:style-name="T39"><text:tab/>mul</text:span><text:span text:style-name="T47">ℂ</text:span><text:span text:style-name="T39"> : complex ⨯ complex → complex</text:span></text:p>
      <text:h text:style-name="Heading_20_1" text:outline-level="1">N</text:h>
      <text:p text:style-name="P73">nand := \(a : bool, b : bool) = not(and(a, b))</text:p>
      <text:p text:style-name="P74">neg := \(a) = -a</text:p>
      <text:p text:style-name="P32">neq &lt;=&gt; xor</text:p>
      <text:p text:style-name="P36">nexc := \(a : bool, b : bool) = not(exc(a, b))</text:p>
      <text:p text:style-name="P31">nor := \(a : bool, b : bool) = not(or(a, b))</text:p>
      <text:p text:style-name="P47">not := \(a : bool) = ¬a</text:p>
      <text:p text:style-name="P47"><text:tab/><text:span text:style-name="T15">In C-like programming languages this is written `!a`.</text:span></text:p>
      <text:p text:style-name="P36">nrexc := \(a : bool, b : bool) = not(rexc(a, b))</text:p>
      <text:p text:style-name="P33">nxor &lt;=&gt; eq</text:p>
      <text:h text:style-name="Heading_20_1" text:outline-level="1">O</text:h>
      <text:p text:style-name="P1">odd := \(a : nat) = (a % 2) == 1</text:p>
      <text:p text:style-name="P5"><text:tab/><text:span text:style-name="T1">odd &lt;=&gt; linear(1, 2)</text:span></text:p>
      <text:p text:style-name="P5"><text:tab/><text:span text:style-name="T17">Returns `true` if a number is odd.</text:span></text:p>
      <text:p text:style-name="P52">or := \(a : bool, b : bool) = a ∨ b</text:p>
      <text:p text:style-name="P3"><text:tab/><text:span text:style-name="T25">In C-like programming languages this is equivalent to `a || b`.</text:span></text:p>
      <text:p text:style-name="P51"><text:span text:style-name="T26"><text:tab/></text:span><text:span text:style-name="T25">When written `a : (∨ b)` it means `a` or `b` are `true`.</text:span></text:p>
      <text:p text:style-name="P66"/>
      <text:h text:style-name="P93" text:outline-level="1">P</text:h>
      <text:p text:style-name="P43">prime : nat → bool</text:p>
      <text:p text:style-name="P43"><text:tab/><text:span text:style-name="T15">Returns `true` if natural number is a prime number.</text:span></text:p>
      <text:p text:style-name="P57">pop : list → (list, any)</text:p>
      <text:p text:style-name="P3"><text:tab/><text:span text:style-name="T18">Removes an item from a list, returning a new list and the item removed.</text:span></text:p>
      <text:p text:style-name="P46">pow<text:span text:style-name="T43">A</text:span> : A ⨯ A → A</text:p>
      <text:p text:style-name="P46"><text:tab/><text:span text:style-name="T15">Returns the power of a number.</text:span></text:p>
      <text:p text:style-name="P46"><text:span text:style-name="T15"><text:tab/></text:span><text:span text:style-name="T32">When written `a : [^ b] c` it means `a` powered by `b` is equal to `c`.</text:span></text:p>
      <text:p text:style-name="P46"><text:tab/>pow<text:span text:style-name="T43">ℕ</text:span> : nat ⨯ nat → nat</text:p>
      <text:p text:style-name="P46"><text:tab/><text:span text:style-name="T58">pow</text:span><text:span text:style-name="T48">ℚ</text:span><text:span text:style-name="T58"> : rational ⨯ rational → rational</text:span></text:p>
      <text:p text:style-name="P46"><text:tab/>pow<text:span text:style-name="T43">ℝ</text:span> : real ⨯ real → real</text:p>
      <text:p text:style-name="P46"><text:tab/>pow<text:span text:style-name="T43">ℂ</text:span> : complex ⨯ complex → complex</text:p>
      <text:p text:style-name="P11">prod := \(a : list) = ∏ i { a[i] }</text:p>
      <text:p text:style-name="P58">push : list ⨯ any → list</text:p>
      <text:p text:style-name="P4"><text:tab/><text:span text:style-name="T34">Pushes an item to the end of a list</text:span></text:p>
      <text:p text:style-name="P4"/>
      <text:h text:style-name="Heading_20_1" text:outline-level="1">R</text:h>
      <text:p text:style-name="P20">re := complex → real</text:p>
      <text:p text:style-name="P20"><text:tab/><text:span text:style-name="T15">Returns the real part of a complex number.</text:span></text:p>
      <text:p text:style-name="P57">rem := \(a, b) = a % b</text:p>
      <text:p text:style-name="P3"><text:tab/><text:span text:style-name="T18">Also called “modulus binary operator”.</text:span></text:p>
      <text:p text:style-name="P3"><text:span text:style-name="T18"><text:tab/></text:span><text:span text:style-name="T31">This is the rest value you get after integer division.</text:span></text:p>
      <text:p text:style-name="P3"><text:span text:style-name="T18"><text:tab/></text:span><text:span text:style-name="T31">When written `a : [% b] c` it means `a` modulus `b` is equal to `c`.</text:span></text:p>
      <text:p text:style-name="P35">rexc := \(a : <text:span text:style-name="T53">bool</text:span>, b : <text:span text:style-name="T53">bool</text:span>) = b ∧ ¬a</text:p>
      <text:p text:style-name="P35"><text:tab/><text:span text:style-name="T15">In C-like programming languages this is equivalent to `b &amp;&amp; !a`.</text:span></text:p>
      <text:p text:style-name="P70"/>
      <text:h text:style-name="P93" text:outline-level="1">S</text:h>
      <text:p text:style-name="P5"><text:span text:style-name="T3">sequence :</text:span><text:span text:style-name="T12">= \</text:span><text:span text:style-name="T3">(a : </text:span><text:span text:style-name="T12">nat</text:span><text:span text:style-name="T3">, b : </text:span><text:span text:style-name="T12">nat ∧ </text:span><text:span text:style-name="T3">(&gt; 0)) = \(x) = a + b · x</text:span></text:p>
      <text:p text:style-name="P5"><text:span text:style-name="T3"><text:tab/></text:span><text:span text:style-name="T6">Maps from natural numbers to a linear sequence </text:span><text:span text:style-name="T7">of natural numbers</text:span><text:span text:style-name="T6">.</text:span></text:p>
      <text:p text:style-name="P15">sin : real → real</text:p>
      <text:p text:style-name="P15"><text:tab/><text:span text:style-name="T15">The trigonometric sinus function.</text:span></text:p>
      <text:p text:style-name="P9">snd := \((a, b)) = b</text:p>
      <text:p text:style-name="P9"><text:tab/><text:span text:style-name="T15">Returns the second element of a tuple.</text:span></text:p>
      <text:p text:style-name="P40">sort<text:span text:style-name="T43">f</text:span> := list → list</text:p>
      <text:p text:style-name="P40"><text:tab/><text:span text:style-name="T15">Sorts a list by function `f`.</text:span></text:p>
      <text:p text:style-name="P26"><text:tab/>When `f` is not specified, default ascending order is used.</text:p>
      <text:p text:style-name="P72">sorted<text:span text:style-name="T43">f</text:span> := list → bool</text:p>
      <text:p text:style-name="P72"><text:tab/><text:span text:style-name="T15">Returns `true` if list is sorted by function `f`.</text:span></text:p>
      <text:p text:style-name="P67"><text:tab/>When `f` is not specified, default ascending order is used.</text:p>
      <text:p text:style-name="P57">split := \(s : real) = \(x : real) = (s · x, (1 – s) · x)</text:p>
      <text:p text:style-name="P3"><text:tab/><text:span text:style-name="T18">Used to reason about circuit diagrams.</text:span></text:p>
      <text:p text:style-name="P12">square_len := \(a : vector) = ∑ i { a[i] · a[i] }</text:p>
      <text:p text:style-name="P14">sqrt<text:span text:style-name="T44">A</text:span> : <text:span text:style-name="T42">A</text:span> → <text:span text:style-name="T42">A</text:span></text:p>
      <text:p text:style-name="P14"><text:tab/><text:span text:style-name="T15">Takes the square root of a number.</text:span></text:p>
      <text:p text:style-name="P13"><text:tab/><text:span text:style-name="T50">sqrt</text:span><text:span text:style-name="T45">ℕ</text:span><text:span text:style-name="T50"> : nat → nat</text:span></text:p>
      <text:p text:style-name="P13"><text:tab/><text:tab/><text:span text:style-name="T21">Defined only for square numbers.</text:span></text:p>
      <text:p text:style-name="P13"><text:tab/><text:span text:style-name="T50">sqrt</text:span><text:span text:style-name="T45">ℝ</text:span><text:span text:style-name="T50"> : real → real</text:span></text:p>
      <text:p text:style-name="P13"><text:tab/><text:tab/><text:span text:style-name="T21">Defined only for non-negative numbers.</text:span></text:p>
      <text:p text:style-name="P13"><text:tab/><text:span text:style-name="T50">sqrt</text:span><text:span text:style-name="T45">ℂ</text:span><text:span text:style-name="T50"> : complex → complex</text:span></text:p>
      <text:p text:style-name="P13"><text:tab/><text:tab/><text:span text:style-name="T21">Automatic conversion from real to complex number.</text:span></text:p>
      <text:p text:style-name="P50">strict_subset : set ⨯ set → bool</text:p>
      <text:p text:style-name="P50"><text:tab/><text:span text:style-name="T15">Returns `true` if all elements of the first set belongs to the second set,</text:span></text:p>
      <text:p text:style-name="P27"><text:tab/>and the two sets do not have equal cardinality.</text:p>
      <text:p text:style-name="P27"><text:tab/>When written `a : (⊂ b)` it means `a` is a strict subset of `b`.</text:p>
      <text:p text:style-name="P57">sub := \(a, b) = a – b</text:p>
      <text:p text:style-name="P49">subset : set ⨯ set → bool</text:p>
      <text:p text:style-name="P49"><text:tab/><text:span text:style-name="T15">Returns `true` if all elements of the first set belongs to the second set.</text:span></text:p>
      <text:p text:style-name="P29"><text:tab/>When written `a : (⊆ b)` it means `a` is a subset of `b`.</text:p>
      <text:p text:style-name="P53">sum := \(a : list) = ∑ i { a[i] }</text:p>
      <text:p text:style-name="P81">swap := \((a, b)) = (b, a)</text:p>
      <text:p text:style-name="P21"/>
      <text:h text:style-name="Heading_20_1" text:outline-level="1">T</text:h>
      <text:p text:style-name="P21">tan : real → real</text:p>
      <text:p text:style-name="P21"><text:tab/><text:span text:style-name="T15">The trigonometric tangent function.</text:span></text:p>
      <text:p text:style-name="P90"><text:span text:style-name="T2">trace := \(m : matrix) = ∑ i, i { m[i][i] }</text:span></text:p>
      <text:p text:style-name="P82"><text:span text:style-name="T61">transpose</text:span> : matrix → matrix</text:p>
      <text:p text:style-name="P82"><text:tab/><text:span text:style-name="T33">Returns the transposed matrix, where rows are swapped with columns.</text:span></text:p>
      <text:p text:style-name="P48">true<text:span text:style-name="T43">N</text:span> := \(_, _, …) = true</text:p>
      <text:p text:style-name="P48"><text:tab/><text:span text:style-name="T15">A function that always returns `true`.</text:span></text:p>
      <text:p text:style-name="P48"><text:tab/>true<text:span text:style-name="T43">0</text:span> := \() = true</text:p>
      <text:p text:style-name="P48"><text:tab/>false<text:span text:style-name="T43">1</text:span> := \() = false</text:p>
      <text:h text:style-name="Heading_20_1" text:outline-level="1"><text:soft-page-break/>U</text:h>
      <text:p text:style-name="P16">union : set ⨯ set → set</text:p>
      <text:p text:style-name="P16"><text:tab/><text:span text:style-name="T15">Returns the union of two sets.</text:span></text:p>
      <text:p text:style-name="P16"><text:span text:style-name="T15"><text:tab/></text:span><text:span text:style-name="T22">When written `a : [∪ b] c` it means `a` union `b` results in `c`.</text:span></text:p>
      <text:p text:style-name="P7">unit : any → ()</text:p>
      <text:p text:style-name="P7"><text:tab/><text:span text:style-name="T15">Used to erase information about an input argument.</text:span></text:p>
      <text:p text:style-name="P8"/>
      <text:h text:style-name="Heading_20_1" text:outline-level="1">V</text:h>
      <text:p text:style-name="P8">vec_dim : vector → nat</text:p>
      <text:p text:style-name="P8"><text:tab/><text:span text:style-name="T15">Returns the number of dimensions of a vector.</text:span></text:p>
      <text:h text:style-name="Heading_20_1" text:outline-level="1">X</text:h>
      <text:p text:style-name="P42">x : vector → real</text:p>
      <text:p text:style-name="P42"><text:tab/><text:span text:style-name="T15">Returns the x-component of a vector.</text:span></text:p>
      <text:p text:style-name="P53">xor := \(a : bool, b : bool) = a ∧ ¬b ∨ ¬a ∧ b</text:p>
      <text:p text:style-name="P3"><text:tab/><text:span text:style-name="T19">In C-like programming languages this is equivalent to “a &amp;&amp; !b || !a &amp;&amp; b”.</text:span></text:p>
      <text:p text:style-name="P3"><text:span text:style-name="T36"><text:tab/></text:span><text:span text:style-name="T23">When written `a : (⊻ b)` it means either `a` or `b` is `true`, but not both.</text:span></text:p>
      <text:h text:style-name="Heading_20_1" text:outline-level="1">Y</text:h>
      <text:p text:style-name="P42"><text:span text:style-name="T36">y : </text:span><text:span text:style-name="T35">vector → real</text:span></text:p>
      <text:p text:style-name="P42"><text:span text:style-name="T35"><text:tab/></text:span><text:span text:style-name="T15">Returns the y-component of a vector.</text:span></text:p>
      <text:p text:style-name="P59"/>
      <text:h text:style-name="Heading_20_1" text:outline-level="1">Z</text:h>
      <text:p text:style-name="P59">z : vector → real</text:p>
      <text:p text:style-name="P42"><text:span text:style-name="T35"><text:tab/></text:span><text:span text:style-name="T15">Returns the z-component of a vector.</text:span></text:p>
      <text:p text:style-name="P59"/>
      <text:h text:style-name="Heading_20_1" text:outline-level="1">W</text:h>
      <text:p text:style-name="P59">w : vector → real</text:p>
      <text:p text:style-name="P42"><text:span text:style-name="T35"><text:tab/></text:span><text:span text:style-name="T15">Returns the w-component of a vector.</text:span></text:p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17-06-28T15:50:07.929102000</dc:date>
    <meta:editing-duration>PT3H31M8S</meta:editing-duration>
    <meta:editing-cycles>110</meta:editing-cycles>
    <meta:generator>LibreOffice/5.1.2.2$MacOSX_X86_64 LibreOffice_project/d3bf12ecb743fc0d20e0be0c58ca359301eb705f</meta:generator>
    <meta:document-statistic meta:table-count="0" meta:image-count="0" meta:object-count="0" meta:page-count="7" meta:paragraph-count="227" meta:word-count="1718" meta:character-count="7671" meta:non-whitespace-character-count="6066"/>
  </office:meta>
</office:document-meta>
</file>